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cfe7f5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column table:style-name="co1" table:number-columns-repeated="20" table:default-cell-style-name="ce4"/>
        <table:table-column table:style-name="co1" table:number-columns-repeated="988" table:default-cell-style-name="Default"/>
        <table:table-row table:style-name="ro1" table:number-rows-repeated="2">
          <table:table-cell table:number-columns-repeated="16"/>
          <table:table-cell table:style-name="Default" table:number-columns-repeated="20"/>
          <table:table-cell table:number-columns-repeated="988"/>
        </table:table-row>
        <table:table-row table:style-name="ro1">
          <table:table-cell table:number-columns-repeated="6"/>
          <table:table-cell table:style-name="ce1" office:value-type="string" table:number-columns-spanned="30" table:number-rows-spanned="1">
            <text:p>plot_buffer</text:p>
          </table:table-cell>
          <table:covered-table-cell table:number-columns-repeated="29" table:style-name="ce2"/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20"/>
          <table:table-cell table:number-columns-repeated="988"/>
        </table:table-row>
        <table:table-row table:style-name="ro1">
          <table:table-cell table:number-columns-repeated="16"/>
          <table:table-cell table:style-name="ce3" office:value-type="string" table:number-columns-spanned="20" table:number-rows-spanned="1">
            <text:p>plot_span</text:p>
          </table:table-cell>
          <table:covered-table-cell table:number-columns-repeated="19" table:style-name="ce5"/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20"/>
          <table:table-cell table:number-columns-repeated="988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6"/>
          <table:table-cell table:style-name="Default" table:number-columns-repeated="20"/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19"/>
          <table:table-cell table:style-name="ce6" office:value-type="string" table:number-columns-spanned="1" table:number-rows-spanned="7">
            <text:p>analysis_interval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19"/>
          <table:covered-table-cell table:style-name="ce7"/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19"/>
          <table:covered-table-cell table:style-name="ce7"/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19"/>
          <table:covered-table-cell table:style-name="ce7"/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19"/>
          <table:covered-table-cell table:style-name="ce7"/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19"/>
          <table:covered-table-cell table:style-name="ce7"/>
          <table:table-cell table:number-columns-repeated="988"/>
        </table:table-row>
        <table:table-row table:style-name="ro1">
          <table:table-cell table:number-columns-repeated="16"/>
          <table:table-cell table:style-name="Default" table:number-columns-repeated="19"/>
          <table:covered-table-cell table:style-name="ce7"/>
          <table:table-cell table:number-columns-repeated="988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ms </meta:initial-creator>
    <meta:creation-date>2013-12-09T16:10:01</meta:creation-date>
    <dc:date>2013-12-09T16:19:44</dc:date>
    <dc:creator>pims </dc:creator>
    <meta:editing-duration>P0D</meta:editing-duration>
    <meta:editing-cycles>1</meta:editing-cycles>
    <meta:document-statistic meta:table-count="3" meta:cell-count="3" meta:object-count="0"/>
    <meta:generator>LibreOffice/3.5$Linux_X86_64 LibreOffice_project/350m1$Build-2</meta:generator>
  </office:meta>
</office:document-meta>
</file>